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b5700" officeooo:paragraph-rsid="000b5700"/>
    </style:style>
    <style:style style:name="P2" style:family="paragraph" style:parent-style-name="Text_20_body">
      <style:text-properties officeooo:rsid="000d06db" officeooo:paragraph-rsid="000d06db"/>
    </style:style>
    <style:style style:name="P3" style:family="paragraph" style:parent-style-name="Title" style:list-style-name="L1">
      <style:text-properties officeooo:rsid="000d06db" officeooo:paragraph-rsid="000d06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3">17.- An e-mail giving specifications to a website host</text:p>
        </text:list-header>
      </text:list>
      <text:p text:style-name="P2"/>
      <text:p text:style-name="P2"/>
      <text:list text:continue-numbering="true" text:style-name="L1">
        <text:list-item>
          <text:p text:style-name="P1">Why is Richard writing to Ms Redwood?<text:line-break/>Richard is interested in creating a website.</text:p>
          <text:p text:style-name="P1"/>
        </text:list-item>
        <text:list-item>
          <text:p text:style-name="P1">What does Richard's company sell?<text:line-break/>Richard sells children's clothes.</text:p>
          <text:p text:style-name="P1"/>
        </text:list-item>
        <text:list-item>
          <text:p text:style-name="P1">What type of website does Richard want?</text:p>
          <text:p text:style-name="P1">He wants an online store.</text:p>
          <text:p text:style-name="P1"/>
        </text:list-item>
        <text:list-item>
          <text:p text:style-name="P1">How does he want to ensure his website gets many visitors?<text:line-break/>Richard wants guarantee a high SEO across multiple search engines, incorporate social media and include social proof comments.</text:p>
          <text:p text:style-name="P1"/>
        </text:list-item>
        <text:list-item>
          <text:p text:style-name="P1">What does he say regarding customer payment?<text:line-break/>It's essential that the payment gateway be 100% secur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0:54:36.302332837</meta:creation-date>
    <dc:date>2023-12-10T21:11:59.852251051</dc:date>
    <meta:editing-duration>PT1M2S</meta:editing-duration>
    <meta:editing-cycles>1</meta:editing-cycles>
    <meta:document-statistic meta:table-count="0" meta:image-count="0" meta:object-count="0" meta:page-count="1" meta:paragraph-count="7" meta:word-count="94" meta:character-count="562" meta:non-whitespace-character-count="480"/>
    <meta:generator>LibreOffice/7.6.4.1$Linux_X86_64 LibreOffice_project/60$Build-1</meta:generator>
  </office:meta>
</office:document-meta>
</file>